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</text:p>
      <text:p text:style-name="P1"/>
      <text:p text:style-name="P2">'triangel.cs'</text:p>
      <text:p text:style-name="Standard">Metoden 'isScalene()' ställer frågan om metoden 'uniqueSides()' returnerar 1/är lika med 1. I sin tur returnerar då 'uniqueSides()' boolean <text:span text:style-name="T1">true</text:span>. Om uniqueSides() inte är lika med 1 returneras istället <text:span text:style-name="T1">false</text:span>.</text:p>
      <text:p text:style-name="Standard">Metoderna 'isEquilateral()' och 'isIsosceles()' har samma beteende men förväntar sig istället värdet 3 respektive 2 från uniqueSides().</text:p>
      <text:p text:style-name="Standard">Den första analysen visar att det går att testa dessa metoder och troligen ska det täcka programmets funktionali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6S</meta:editing-duration>
    <meta:editing-cycles>3</meta:editing-cycles>
    <meta:generator>OpenOffice/4.0.1$Win32 OpenOffice.org_project/401m5$Build-9714</meta:generator>
    <dc:date>2013-12-28T13:35:42.92</dc:date>
    <meta:document-statistic meta:table-count="0" meta:image-count="0" meta:object-count="0" meta:page-count="1" meta:paragraph-count="5" meta:word-count="67" meta:character-count="478"/>
    <dc:creator>Emil M</dc:creator>
    <meta:user-defined meta:name="Info 1"/>
    <meta:user-defined meta:name="Info 2"/>
    <meta:user-defined meta:name="Info 3"/>
    <meta:user-defined meta:name="Info 4"/>
  </office:meta>
</office:document-meta>
</file>